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Akapitzlistą" style:master-page-name="MP0" style:list-style-name="LFO1" style:family="paragraph">
      <style:paragraph-properties fo:break-before="page"/>
    </style:style>
    <style:style style:name="P2" style:parent-style-name="Akapitzlistą" style:list-style-name="LFO1" style:family="paragraph"/>
    <style:style style:name="P3" style:parent-style-name="Akapitzlistą" style:list-style-name="LFO1" style:family="paragraph"/>
    <style:style style:name="P4" style:parent-style-name="Akapitzlistą" style:list-style-name="LFO1" style:family="paragraph"/>
    <style:style style:name="P5" style:parent-style-name="Akapitzlistą" style:list-style-name="LFO1" style:family="paragraph"/>
    <style:style style:name="P6" style:parent-style-name="Akapitzlistą" style:list-style-name="LFO1" style:family="paragraph"/>
    <style:style style:name="P7" style:parent-style-name="Akapitzlistą" style:list-style-name="LFO1" style:family="paragraph"/>
    <style:style style:name="P8" style:parent-style-name="Akapitzlistą" style:list-style-name="LFO1" style:family="paragraph"/>
    <style:style style:name="P9" style:parent-style-name="Akapitzlistą" style:list-style-name="LFO1" style:family="paragraph"/>
    <style:style style:name="P10" style:parent-style-name="Akapitzlistą" style:list-style-name="LFO1" style:family="paragraph"/>
    <style:style style:name="P11" style:parent-style-name="Akapitzlistą" style:list-style-name="LFO1" style:family="paragraph"/>
    <style:style style:name="P12" style:parent-style-name="Akapitzlistą" style:list-style-name="LFO1" style:family="paragraph"/>
    <style:style style:name="P13" style:parent-style-name="Akapitzlistą" style:list-style-name="LFO1" style:family="paragraph"/>
    <style:style style:name="P14" style:parent-style-name="Akapitzlistą" style:list-style-name="LFO1" style:family="paragraph"/>
    <style:style style:name="P15" style:parent-style-name="Akapitzlistą" style:list-style-name="LFO1" style:family="paragraph"/>
    <style:style style:name="P16" style:parent-style-name="Akapitzlistą" style:list-style-name="LFO1" style:family="paragraph"/>
    <style:style style:name="P17" style:parent-style-name="Akapitzlistą" style:list-style-name="LFO1" style:family="paragraph"/>
    <style:style style:name="P18" style:parent-style-name="Akapitzlistą" style:list-style-name="LFO1" style:family="paragraph"/>
    <style:style style:name="P19" style:parent-style-name="Akapitzlistą" style:list-style-name="LFO1" style:family="paragraph"/>
    <style:style style:name="P20" style:parent-style-name="Akapitzlistą" style:list-style-name="LFO1" style:family="paragraph"/>
    <style:style style:name="P21" style:parent-style-name="Akapitzlistą" style:list-style-name="LFO1" style:family="paragraph"/>
    <style:style style:name="P22" style:parent-style-name="Akapitzlistą" style:list-style-name="LFO1" style:family="paragraph"/>
    <style:style style:name="P23" style:parent-style-name="Akapitzlistą" style:list-style-name="LFO1" style:family="paragraph"/>
    <style:style style:name="P24" style:parent-style-name="Akapitzlistą" style:list-style-name="LFO1" style:family="paragraph"/>
    <style:style style:name="P25" style:parent-style-name="Akapitzlistą" style:list-style-name="LFO1" style:family="paragraph"/>
    <style:style style:name="P26" style:parent-style-name="Akapitzlistą" style:list-style-name="LFO1" style:family="paragraph"/>
    <style:style style:name="P27" style:parent-style-name="Akapitzlistą" style:list-style-name="LFO1" style:family="paragraph"/>
    <style:style style:name="P28" style:parent-style-name="Akapitzlistą" style:list-style-name="LFO1" style:family="paragraph"/>
    <style:style style:name="P29" style:parent-style-name="Akapitzlistą" style:list-style-name="LFO1" style:family="paragraph"/>
    <style:style style:name="P30" style:parent-style-name="Akapitzlistą" style:list-style-name="LFO1" style:family="paragraph"/>
    <style:style style:name="P31" style:parent-style-name="Akapitzlistą" style:list-style-name="LFO1" style:family="paragraph"/>
    <style:style style:name="P32" style:parent-style-name="Akapitzlistą" style:list-style-name="LFO1" style:family="paragraph"/>
    <style:style style:name="P33" style:parent-style-name="Akapitzlistą" style:list-style-name="LFO1" style:family="paragraph"/>
    <style:style style:name="P34" style:parent-style-name="Akapitzlistą" style:list-style-name="LFO1" style:family="paragraph"/>
    <style:style style:name="P35" style:parent-style-name="Akapitzlistą" style:list-style-name="LFO1" style:family="paragraph"/>
    <style:style style:name="P36" style:parent-style-name="Akapitzlistą" style:list-style-name="LFO1" style:family="paragraph"/>
    <style:style style:name="P37" style:parent-style-name="Akapitzlistą" style:list-style-name="LFO1" style:family="paragraph"/>
    <style:style style:name="P38" style:parent-style-name="Akapitzlistą" style:list-style-name="LFO1" style:family="paragraph"/>
    <style:style style:name="P39" style:parent-style-name="Akapitzlistą" style:list-style-name="LFO1" style:family="paragraph"/>
    <style:style style:name="P40" style:parent-style-name="Akapitzlistą" style:list-style-name="LFO1" style:family="paragraph"/>
    <style:style style:name="P41" style:parent-style-name="Akapitzlistą" style:list-style-name="LFO1" style:family="paragraph"/>
    <style:style style:name="P42" style:parent-style-name="Akapitzlistą" style:list-style-name="LFO1" style:family="paragraph"/>
    <style:style style:name="P43" style:parent-style-name="Akapitzlistą" style:list-style-name="LFO1" style:family="paragraph"/>
    <style:style style:name="P44" style:parent-style-name="Akapitzlistą" style:list-style-name="LFO1" style:family="paragraph"/>
    <style:style style:name="P45" style:parent-style-name="Akapitzlistą" style:list-style-name="LFO1" style:family="paragraph"/>
    <style:style style:name="P46" style:parent-style-name="Akapitzlistą" style:list-style-name="LFO1" style:family="paragraph"/>
    <style:style style:name="P47" style:parent-style-name="Akapitzlistą" style:list-style-name="LFO1" style:family="paragraph"/>
    <style:style style:name="P48" style:parent-style-name="Akapitzlistą" style:list-style-name="LFO1" style:family="paragraph"/>
    <style:style style:name="P49" style:parent-style-name="Akapitzlistą" style:list-style-name="LFO1" style:family="paragraph"/>
    <style:style style:name="P50" style:parent-style-name="Akapitzlistą" style:list-style-name="LFO1" style:family="paragraph"/>
    <style:style style:name="P51" style:parent-style-name="Akapitzlistą" style:list-style-name="LFO1" style:family="paragraph"/>
    <style:style style:name="P52" style:parent-style-name="Akapitzlistą" style:list-style-name="LFO1" style:family="paragraph"/>
    <style:style style:name="P53" style:parent-style-name="Akapitzlistą" style:list-style-name="LFO1" style:family="paragraph"/>
    <style:style style:name="P54" style:parent-style-name="Akapitzlistą" style:list-style-name="LFO1" style:family="paragraph"/>
    <style:style style:name="P55" style:parent-style-name="Akapitzlistą" style:list-style-name="LFO1" style:family="paragraph"/>
    <style:style style:name="P56" style:parent-style-name="Akapitzlistą" style:list-style-name="LFO1" style:family="paragraph"/>
    <style:style style:name="P57" style:parent-style-name="Akapitzlistą" style:list-style-name="LFO1" style:family="paragraph"/>
    <style:style style:name="P58" style:parent-style-name="Akapitzlistą" style:list-style-name="LFO1" style:family="paragraph"/>
    <style:style style:name="P59" style:parent-style-name="Akapitzlistą" style:list-style-name="LFO1" style:family="paragraph"/>
    <style:style style:name="P60" style:parent-style-name="Akapitzlistą" style:list-style-name="LFO1" style:family="paragraph"/>
  </office:automatic-styles>
  <office:body>
    <office:text text:use-soft-page-breaks="true">
      <text:list text:style-name="LFO1" text:continue-numbering="true">
        <text:list-item>
          <text:p text:style-name="P1">Po wyjściu z kościoła skręć w prawo, za 20m przejście dla pieszych. Przejdź na drugą stronę i przejdź przesmykiem pomiędzy kioskiem i budynkiem.</text:p>
        </text:list-item>
        <text:list-item>
          <text:p text:style-name="P2">Przed Tobą chodnik. Idź nim około 100m. Przed Tobą uliczka. Na 13 szkoła. Przejdź przez uliczkę, zaczyna się park. Na wysokości żółtego transformatora zaczyna się w w lewo pod skosem ścieżka. Idź nią około 200 m. Aż dojdziesz do wybrukowanej alejki</text:p>
        </text:list-item>
        <text:list-item>
          <text:p text:style-name="P3">Skręć w alejkę w prawo. Za około 150 m staw. Na nim wysepka z figurką Matki Bożej. STACJA PIERWSZA</text:p>
        </text:list-item>
        <text:list-item>
          <text:p text:style-name="P4">Skręć w prawo, następnie w lewy mostek. Idź wzdłuż stawu aż dojdziesz do rzeczki. Przed rzeczką skręć w prawo i idź wzdłuż rzeki około 400m.</text:p>
        </text:list-item>
        <text:list-item>
          <text:p text:style-name="P5">Dochodzisz do mostku, idź dalej. Za 20m most kolejowy WKD. Za tym mostem kładka dla pieszych. Przejdź na drugą stronę. Idź pomiędzy murem a nasypem koło 100m. W płocie jest wyrwa (tylko dolna płyta jest). Przejdź przez nią i idź w lewo.<text:s/></text:p>
        </text:list-item>
        <text:list-item>
          <text:p text:style-name="P6">Dochodzisz do kościoła w Tworkach. Zaczynamy rozważania STACJI DRUGIEJ Skręć w prawo. Idź wybrukowaną alejką, potem skręca ona w lewo (około 200 m), a na wprost jest szutrowa droga. Idź nią dalej aż dojdziesz do cmentarza poległych za walkę o wolność ojczyzny. STACJA DRUGA.<text:s/></text:p>
        </text:list-item>
        <text:list-item>
          <text:p text:style-name="P7">Droga się kończy, skręć w prawo i idź przez park aż dojdziesz do Utraty (200m ). Skręć w lewo i idź około 500 aż dojdziesz wybrukowanej drogi, a tuż za nią mostek. Przejdź na drugą stronę i idź dalej wzdłuż rzeki.</text:p>
        </text:list-item>
        <text:list-item>
          <text:p text:style-name="P8">Mijasz tabliczki, mini wieżę widokową. Za 800m jesteś na wybrukowanej ścieżce rowerowej. Idź w lewo. Przed rondem przejdź pasami po lewej stronie.</text:p>
        </text:list-item>
        <text:list-item>
          <text:p text:style-name="P9">Wchodzisz na szutrowy parking. Za 50m na 11 zaczyna się szutrowa droga. Po 50m cmentarz poległych podczas pierwszej wojny światowej. STACJA TRZECIA.<text:s/></text:p>
        </text:list-item>
        <text:list-item>
          <text:p text:style-name="P10">Idź dalej tą drogą, za 100 się kończy. Skręć w prawo i potem jak prowadzi wydeptana ścieżka lekko w lewo</text:p>
        </text:list-item>
        <text:list-item>
          <text:p text:style-name="P11">Dochodzisz do ścieżki. Idź nią w lewo. Za pierwszym pasmem drzew (50 m) jest ścieżka w prawo. Na jej wysokości, w odległości 40m stoi tablica z informacją że jest to obszar natury. Idź tą ścieżką w prawo aż dojdziesz do drogi szutrowej.</text:p>
        </text:list-item>
        <text:list-item>
          <text:p text:style-name="P12">Drogą szutrową w lewo. Po 300m na skrzyżowaniu dróg szutrowych prosto. Przez drogę wyjeżdżoną przez traktory.</text:p>
        </text:list-item>
        <text:list-item>
          <text:p text:style-name="P13">300 m i jesteś na mostku nad rowem. Idź dalej drogą wyjeżdżoną przez traktor. Jest słabo widoczna. Dochodzisz do jej końca. Przed Tobą pole. Należy przez nie przejść. Za około 50m szeroka droga polna.</text:p>
        </text:list-item>
        <text:list-item>
          <text:p text:style-name="P14">Skręć w prawo. Za 500m światła. Przejdź przez nie.</text:p>
        </text:list-item>
        <text:list-item>
          <text:p text:style-name="P15">Za 200 pierwsza w prawo, 200m w lewo.</text:p>
        </text:list-item>
        <text:list-item>
          <text:p text:style-name="P16">Za 200, za magazynem po prawej jest kapliczka. STACJA CZWARTA</text:p>
        </text:list-item>
        <text:list-item>
          <text:p text:style-name="P17">Idź dalej prosto, przez pole. Dochodzisz do skrzyżowania s drogą asfaltową, przed Tobą kapliczka. Skręć w prawo.<text:s/></text:p>
        </text:list-item>
        <text:list-item>
          <text:p text:style-name="P18">800 metrów. Pierwsze skrzyżowanie ( z Parkową). Skręć w lewo.</text:p>
        </text:list-item>
        <text:list-item>
          <text:p text:style-name="P19">Dochodzisz do szlabanu, przejdź dalej. Skręć w prawo, jak pokazuje szlak. Idź prosto przez las.</text:p>
        </text:list-item>
        <text:list-item>
          <text:p text:style-name="P20">Idź cały czas prosto. Za około 500 m, za skrzyżowaniem z inną leśna droga, mała kapliczka na drzewie po prawej stronie. STACJA PIĄTA</text:p>
        </text:list-item>
        <text:list-item>
          <text:p text:style-name="P21">Idź dalej prosto przez las az dojdziesz do drogi asfaltowej. Skręć w prawo</text:p>
        </text:list-item>
        <text:list-item>
          <text:p text:style-name="P22">Idź nią koło 400m az droga asfalto ostro zakręca w lewo. Idź prosto drogą gruntową. Za około 20 m po prawej zaczyna się równoległa do drogi ścieżka przez las. Warto na nią wejść, gdyż jest mniej błotnista.<text:s/></text:p>
        </text:list-item>
        <text:list-item>
          <text:p text:style-name="P23">Pierwsze dojście drogi leśnej, dalej prosto. Wychodzisz na placyk ze slupem po środku, przed Tobą budynek. Dalej prosto</text:p>
        </text:list-item>
        <text:list-item>
          <text:p text:style-name="P24">Wchodzisz w las, droga zakreca ostro w prawo. Przejdź 10m przez las. Dochodzisz do drogi. W lewo. Za kilometr dochodzisz do głównej drogi</text:p>
        </text:list-item>
        <text:list-item>
          <text:p text:style-name="P25">Po prawej są pasy. Przejdź an drugą stronę. I idź chodnikiem drogi przed Tobą.</text:p>
        </text:list-item>
        <text:list-item>
          <text:p text:style-name="P26">Idź cały czas tą drogą (Jeżynowa), Widzisz przed sobą las, skręć jak droga. Az dojdziesz do kolejnej głownej drogi.</text:p>
        </text:list-item>
        <text:list-item>
          <text:p text:style-name="P27">Bądź uważny, nie ma przejścia dla pieszych, a kierowcy jadący z prawej są po ostrym zakręcie. Przejdź uważnie na drugą stronę. Za 100m kapliczka z Matką Boską. STACJA SZÓSTA.</text:p>
        </text:list-item>
        <text:list-item>
          <text:p text:style-name="P28">Idź dalej prosto, za 20 m po lewej będzie widoczna droga przez pole. Przejdź przez pole i potem w prawo w główną drogę.</text:p>
        </text:list-item>
        <text:list-item>
          <text:p text:style-name="P29">Przez kilometr prosto. Na skrzyżowaniu z drogami pożarowymi, na drzewie na 11 wisi kapliczka. STACJA SIÓDMA.</text:p>
        </text:list-item>
        <text:list-item>
          <text:p text:style-name="P30">Idź dalej prosto. Kolejne skrzyżowanie. Po prawej charakterystyczne wzniesienie na około 2m. Na 10 odbija droga. Skręć nią, i za 40m znowu w lewo. Idź cały czas nią prosto.</text:p>
        </text:list-item>
        <text:list-item>
          <text:p text:style-name="P31">Dochodzisz do szlabanu, za nim tabliczka i skrzyżowanie. Idź prosto.<text:s/>Wchodzisz na szlak niebieski.<text:s/></text:p>
        </text:list-item>
        <text:list-item>
          <text:p text:style-name="P32">Idź szlakiem niebieskim, mijasz jedną przecinkę. Po 200 m szlak odbija w prawo. Idź szlakiem</text:p>
        </text:list-item>
        <text:list-item>
          <text:p text:style-name="P33">Po 200m dochodzisz do rozwidlenia, idź w prawo</text:p>
        </text:list-item>
        <text:list-item>
          <text:p text:style-name="P34">Po 400 m dochodzisz do skrzyżowania. Idź w lewo</text:p>
        </text:list-item>
        <text:list-item>
          <text:p text:style-name="P35">Po 400 odejście polnej drogi w prawo. Z charakterystycznym zielonym trójkątnym rondem</text:p>
        </text:list-item>
        <text:list-item>
          <text:p text:style-name="P36">Wchodzisz w ulicę Graniczną. Idź nią przez około 2.7 km aż do mostku (droga gwałtownie odbija w lewo, pogarsza się jakoś nawierzchni ).</text:p>
        </text:list-item>
        <text:list-item>
          <text:p text:style-name="P37">Za mostkiem w prawo, należy zaraz odbić w kolejną ścieżkę w prawo. Tak, by iść jak najbliżej<text:s/>strumyka.</text:p>
        </text:list-item>
        <text:list-item>
          <text:p text:style-name="P38">Idź około 300m, ścieżka się kończy przed posesją. 10m wcześniej, Po prawej będzie wydeptane dojście do strumyka oraz prowizoryczny mostek. Przejdź przez ten mostek i idź w lewo wzdłuż kanału.</text:p>
        </text:list-item>
        <text:list-item>
          <text:p text:style-name="P39">Idź cały czas aż dojdziesz do rozwidlenia z szerszą drogą (około 300 m). Skręć w lewo, Po 50 w lewo, idź wzdłuż linii lasku.</text:p>
        </text:list-item>
        <text:list-item>
          <text:p text:style-name="P40">Idź cały czas prosto. Aż do końca ścieżki. Skręć w prawo. Zaczynają się zabudowania</text:p>
        </text:list-item>
        <text:list-item>
          <text:p text:style-name="P41">Idziesz ulicą Zachodnią, zaraz dochodzisz do główniejszej drogi(Nadarzyńskiej), skręć w prawo.Droga zakręca ostro w prawo, potem w lewo. Po lewej masz pałacyk w Żółwinie.</text:p>
        </text:list-item>
        <text:list-item>
          <text:p text:style-name="P42">Po lewej Ochotnicza straż pożarna, sklep. Skręć w lewo w Kasztanową</text:p>
        </text:list-item>
        <text:list-item>
          <text:p text:style-name="P43">Za 100m po prawej kapliczka. STACJA ÓSMA</text:p>
        </text:list-item>
        <text:list-item>
          <text:p text:style-name="P44">Idź cały czas prosto. Kasztanowa zamienia się w Jana Pawła. Za około 1.3km po prawej Kościół Świętego Krzysztofa w Podkowie Leśnej. STACJA DZIEWIĄTA.</text:p>
        </text:list-item>
        <text:list-item>
          <text:p text:style-name="P45">Za 20m Kościołem w prawo w Akacjową. Pierwszą w<text:s/>lewo (po1.3km, Wchodnia). Stacja WKD. Idź w prawo, cały czas drogą/ściężką wzdłuż torów</text:p>
        </text:list-item>
        <text:list-item>
          <text:p text:style-name="P46">Dochodzisz do przejścia przez tory. Przejdź na drugą strone, <text:s/>idź Przejazdową.Droga skręca pod kątem 90 stopni w prawo i zamienia się w Wiejską.<text:s/></text:p>
        </text:list-item>
        <text:list-item>
          <text:p text:style-name="P47">Za 200 m, po lewej stronie kapliczka. STACJA DZIEWIĄTA.</text:p>
        </text:list-item>
        <text:list-item>
          <text:p text:style-name="P48">Skręć w lewo, w drogę przed kapliczką. Dochodzisz do głównej drogi, idź w lewo, na przejście dla pieszych</text:p>
        </text:list-item>
        <text:list-item>
          <text:p text:style-name="P49">Za przejściem w lewo, za 100 m w prawo w Pszczelińską</text:p>
        </text:list-item>
        <text:list-item>
          <text:p text:style-name="P50">Po 600 w prawo w torfową.Idź torfową cały czas prosto, na horyzoncie będzie widać komin po niedoszłej elektrowni. Torfowa w pewnym momencie gwałtownie skręca w prawo. Przecodzisz przez mostek, po pawej jednostka wojskowa.<text:s/></text:p>
        </text:list-item>
        <text:list-item>
          <text:p text:style-name="P51">Dochodzisz do zabudowań, idź prosto. Za 150m rondo. Idź w prawo, po prawej będzie jednostka wojskowa.</text:p>
        </text:list-item>
        <text:list-item>
          <text:p text:style-name="P52">Cały czas prostą ulicą Przyszłości. Gdy będzie przejście na prawą stronę, przejdź przez nie.</text:p>
        </text:list-item>
        <text:list-item>
          <text:p text:style-name="P53">Dochodzisz do głównej drogi. Przejdź na drugą stronę. Po lewej stacja benzynowa. Idź prosto Emancypatek, potem lekko w prawo i lewo (dalej Emancypatek).</text:p>
        </text:list-item>
        <text:list-item>
          <text:p text:style-name="P54">Przed Tobą park, idź<text:s/>lekko w lewo,a potem w ścieżkę po prawej. Idź<text:s/>prosto tak jak prowadzą ścieżki.<text:s/>Po prawej masz stawik, Na skrzyżowaniu ścieżek dalej prosto. Po lewej parking. Za parkingiem w lewo</text:p>
        </text:list-item>
        <text:list-item>
          <text:p text:style-name="P55">Po lewej będzie Parafia Matki Boskiej Nieustającej Pomocy. STACJA DZIESIĄTA</text:p>
        </text:list-item>
        <text:list-item>
          <text:p text:style-name="P56">Dochodzisz do główniejszej drogi. Idź w prawo, przechodzisz przez tory, idź wzdłuż cmentarza.<text:s/></text:p>
        </text:list-item>
        <text:list-item>
          <text:p text:style-name="P57">Gdy widzisz, że droga się kończy, 20 m przed jej końcem jest skręt w prawo w ulicę Towarową. Idź Towarową. Dochodzisz do drogi, Przejdź na drugą stronę, Idź prosto. Po prawej Biedronka i mała fabryka.<text:s/></text:p>
        </text:list-item>
        <text:list-item>
          <text:p text:style-name="P58">Przejdź przez następną drogę, idź prosto. Po prawej parkan od targu. Gdy droga się skończy w prawo, a potem od razu w lewo</text:p>
        </text:list-item>
        <text:list-item>
          <text:p text:style-name="P59">Dochodzisz do świateł, przejdź na drugą stronę.</text:p>
        </text:list-item>
        <text:list-item>
          <text:p text:style-name="P60">Dochodzisz z powrotem do Parafii Świętego Kazimierza. STACJA CZTERNASTA.<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text:notes-configuration text:note-class="footnote"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WEL RAWICKI</meta:initial-creator>
    <dc:creator>PAWEL RAWICKI</dc:creator>
    <meta:creation-date>2023-02-23T20:25:00Z</meta:creation-date>
    <dc:date>2023-03-08T21:14:00Z</dc:date>
    <meta:template xlink:href="Normal.dotm" xlink:type="simple"/>
    <meta:editing-cycles>2</meta:editing-cycles>
    <meta:editing-duration>PT46020S</meta:editing-duration>
    <meta:document-statistic meta:page-count="3" meta:paragraph-count="14" meta:word-count="1073" meta:character-count="7497" meta:row-count="53" meta:non-whitespace-character-count="6438"/>
  </office:meta>
</office:document-meta>
</file>